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l Bayan" svg:font-family="'Al Bay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76d5" officeooo:paragraph-rsid="001f76d5"/>
    </style:style>
    <style:style style:name="P2" style:family="paragraph" style:parent-style-name="Standard">
      <style:text-properties style:text-position="0% 100%" style:font-name="Liberation Serif" fo:font-size="12pt" officeooo:rsid="00216321" officeooo:paragraph-rsid="00216321" style:font-size-asian="12pt" style:font-size-complex="12pt"/>
    </style:style>
    <style:style style:name="P3" style:family="paragraph" style:parent-style-name="Standard">
      <style:text-properties style:text-position="super 58%" style:font-name="Times New Roman" fo:font-size="14pt" officeooo:rsid="00202a7e" officeooo:paragraph-rsid="00202a7e" style:font-name-asian="Times New Roman" style:font-size-asian="14pt" style:font-name-complex="Times New Roman" style:font-size-complex="14pt"/>
    </style:style>
    <style:style style:name="P4" style:family="paragraph" style:parent-style-name="Standard">
      <style:text-properties style:text-position="0% 100%" style:font-name="Liberation Serif" fo:font-size="12pt" officeooo:rsid="001f76d5" officeooo:paragraph-rsid="00216321" style:font-name-asian="Times New Roman" style:font-size-asian="12pt" style:font-name-complex="Times New Roman" style:font-size-complex="12pt"/>
    </style:style>
    <style:style style:name="P5" style:family="paragraph" style:parent-style-name="Standard">
      <style:text-properties style:text-position="0% 100%" style:font-name="Liberation Serif" fo:font-size="12pt" officeooo:rsid="0025b59c" officeooo:paragraph-rsid="0025b59c" style:font-name-asian="Times New Roman" style:font-size-asian="12pt" style:font-name-complex="Times New Roman" style:font-size-complex="12pt"/>
    </style:style>
    <style:style style:name="P6" style:family="paragraph" style:parent-style-name="Standard">
      <style:text-properties officeooo:paragraph-rsid="0025b59c"/>
    </style:style>
    <style:style style:name="P7" style:family="paragraph" style:parent-style-name="Standard">
      <style:text-properties officeooo:rsid="0028f0fc" officeooo:paragraph-rsid="0028f0fc"/>
    </style:style>
    <style:style style:name="P8" style:family="paragraph" style:parent-style-name="Standard">
      <style:text-properties officeooo:rsid="002c778f" officeooo:paragraph-rsid="0028f0fc"/>
    </style:style>
    <style:style style:name="P9" style:family="paragraph" style:parent-style-name="Standard">
      <style:text-properties officeooo:rsid="002c778f" officeooo:paragraph-rsid="002d4169"/>
    </style:style>
    <style:style style:name="P10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officeooo:rsid="002c778f" officeooo:paragraph-rsid="002d4169"/>
    </style:style>
    <style:style style:name="P11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fo:font-size="12pt" officeooo:rsid="002eae27" officeooo:paragraph-rsid="002eae27" style:font-size-asian="12pt" style:font-size-complex="12pt"/>
    </style:style>
    <style:style style:name="P12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fo:font-size="12pt" officeooo:rsid="002fed5a" officeooo:paragraph-rsid="002fed5a" style:font-size-asian="12pt" style:font-size-complex="12pt"/>
    </style:style>
    <style:style style:name="P13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fo:font-size="12pt" officeooo:rsid="00311c55" officeooo:paragraph-rsid="00311c55" style:font-size-asian="12pt" style:font-size-complex="12pt"/>
    </style:style>
    <style:style style:name="P14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fo:font-size="12pt" officeooo:rsid="0031939b" officeooo:paragraph-rsid="0031939b" style:font-size-asian="16pt" style:font-size-complex="16pt"/>
    </style:style>
    <style:style style:name="P15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position="0% 100%" fo:font-size="12pt" officeooo:rsid="003256f2" officeooo:paragraph-rsid="003256f2" style:font-size-asian="16pt" style:font-size-complex="16pt"/>
    </style:style>
    <style:style style:name="P16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fo:font-size="12pt" officeooo:rsid="002fed5a" officeooo:paragraph-rsid="002fed5a" style:font-size-asian="12pt" style:font-size-complex="12pt"/>
    </style:style>
    <style:style style:name="P17" style:family="paragraph" style:parent-style-name="Standard" style:master-page-name="">
      <loext:graphic-properties draw:fill="none"/>
      <style:paragraph-properties fo:margin-left="0.4366in" fo:margin-right="0in" fo:text-indent="0in" style:auto-text-indent="false" style:page-number="auto" fo:background-color="transparent"/>
      <style:text-properties style:text-position="0% 100%" fo:font-size="16pt" officeooo:rsid="002c778f" officeooo:paragraph-rsid="003256f2" style:font-size-asian="16pt" style:font-size-complex="16pt"/>
    </style:style>
    <style:style style:name="P18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fo:font-size="16pt" officeooo:rsid="003256f2" officeooo:paragraph-rsid="003256f2" style:font-size-asian="16pt" style:font-size-complex="16pt"/>
    </style:style>
    <style:style style:name="P19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fo:font-size="16pt" officeooo:rsid="0031939b" officeooo:paragraph-rsid="0031939b" style:font-size-asian="16pt" style:font-size-complex="16pt"/>
    </style:style>
    <style:style style:name="P20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fo:font-size="12pt" officeooo:rsid="002fed5a" officeooo:paragraph-rsid="002fed5a" style:font-size-asian="12pt" style:font-size-complex="12pt"/>
    </style:style>
    <style:style style:name="P21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fo:font-size="12pt" officeooo:rsid="00311c55" officeooo:paragraph-rsid="00311c55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fo:font-size="16pt" officeooo:rsid="0031939b" officeooo:paragraph-rsid="0031939b" style:font-size-asian="16pt" style:font-size-complex="16pt"/>
    </style:style>
    <style:style style:name="P2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fo:font-size="16pt" officeooo:rsid="0031939b" officeooo:paragraph-rsid="00323433" style:font-size-asian="16pt" style:font-size-complex="16pt"/>
    </style:style>
    <style:style style:name="P2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fo:font-size="12pt" officeooo:rsid="002fed5a" officeooo:paragraph-rsid="002fed5a" style:font-size-asian="12pt" style:font-size-complex="12pt"/>
    </style:style>
    <style:style style:name="P2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fo:font-size="12pt" officeooo:rsid="00311c55" officeooo:paragraph-rsid="00311c55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fo:font-size="12pt" officeooo:rsid="0031939b" officeooo:paragraph-rsid="0031939b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style:text-position="0% 100%" fo:font-size="16pt" officeooo:rsid="0031939b" officeooo:paragraph-rsid="0031939b" style:font-size-asian="16pt" style:font-size-complex="16pt"/>
    </style:style>
    <style:style style:name="P2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style:text-position="0% 100%" fo:font-size="16pt" officeooo:rsid="0031939b" officeooo:paragraph-rsid="00323433" style:font-size-asian="16pt" style:font-size-complex="16pt"/>
    </style:style>
    <style:style style:name="P29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fo:font-size="16pt" officeooo:rsid="0031939b" officeooo:paragraph-rsid="00323433" style:font-size-asian="16pt" style:font-size-complex="16pt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6pt" officeooo:rsid="002c778f" officeooo:paragraph-rsid="002df71d" style:font-size-asian="16pt" style:font-size-complex="16pt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2fed5a" officeooo:paragraph-rsid="002fed5a" style:font-size-asian="12pt" style:font-size-complex="12pt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311c55" officeooo:paragraph-rsid="00311c55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text-position="0% 100%" fo:font-size="16pt" officeooo:rsid="0031939b" officeooo:paragraph-rsid="00323433" style:font-size-asian="16pt" style:font-size-complex="16pt"/>
    </style:style>
    <style:style style:name="P34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fo:font-size="16pt" officeooo:rsid="002c778f" officeooo:paragraph-rsid="002d4169" style:font-size-asian="16pt" style:font-size-complex="16pt"/>
    </style:style>
    <style:style style:name="P35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fo:font-size="16pt" officeooo:rsid="002eae27" officeooo:paragraph-rsid="002eae27" style:font-size-asian="14pt" style:font-size-complex="16pt"/>
    </style:style>
    <style:style style:name="P36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fo:font-size="16pt" officeooo:rsid="002c778f" officeooo:paragraph-rsid="002d4169" style:font-size-asian="16pt" style:font-size-complex="16pt"/>
    </style:style>
    <style:style style:name="P37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fo:font-size="16pt" officeooo:rsid="002c778f" officeooo:paragraph-rsid="002df71d" style:font-size-asian="16pt" style:font-size-complex="16pt"/>
    </style:style>
    <style:style style:name="P38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fo:font-size="16pt" officeooo:rsid="002eae27" officeooo:paragraph-rsid="002eae27" style:font-size-asian="14pt" style:font-size-complex="16pt"/>
    </style:style>
    <style:style style:name="P39" style:family="paragraph">
      <loext:graphic-properties draw:fill="none" draw:fill-color="#ffffff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text-properties fo:font-size="18pt" style:font-size-asian="18pt" style:font-size-complex="18pt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-color="#333333"/>
      <style:paragraph-properties fo:text-align="center"/>
    </style:style>
    <style:style style:name="P44" style:family="paragraph">
      <loext:graphic-properties draw:fill="none" draw:fill-color="#ffffff"/>
      <style:text-properties fo:font-size="9pt" style:font-size-asian="9pt" style:font-size-complex="9pt"/>
    </style:style>
    <style:style style:name="P45" style:family="paragraph">
      <style:text-properties fo:font-size="8pt" style:font-size-asian="8pt" style:font-size-complex="8pt"/>
    </style:style>
    <style:style style:name="P46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4pt" style:font-size-asian="14pt" style:font-size-complex="14pt"/>
    </style:style>
    <style:style style:name="T3" style:family="text">
      <style:text-properties style:text-position="super 58%" fo:font-size="14pt" officeooo:rsid="001f76d5" style:font-name-asian="Times New Roman" style:font-size-asian="14pt" style:font-name-complex="Times New Roman" style:font-size-complex="14pt"/>
    </style:style>
    <style:style style:name="T4" style:family="text">
      <style:text-properties style:text-position="super 58%" fo:font-size="16pt"/>
    </style:style>
    <style:style style:name="T5" style:family="text">
      <style:text-properties style:text-position="super 58%" style:font-name="Liberation Serif"/>
    </style:style>
    <style:style style:name="T6" style:family="text">
      <style:text-properties style:text-position="super 58%" style:font-name="Liberation Serif" fo:font-size="16pt" style:font-size-asian="16pt" style:font-size-complex="16pt"/>
    </style:style>
    <style:style style:name="T7" style:family="text">
      <style:text-properties style:text-position="super 58%" style:font-name="Liberation Serif" fo:font-size="16pt" officeooo:rsid="0031939b" style:font-size-asian="16pt" style:font-size-complex="16pt"/>
    </style:style>
    <style:style style:name="T8" style:family="text">
      <style:text-properties style:text-position="super 58%" style:font-name="Liberation Serif" officeooo:rsid="00323433"/>
    </style:style>
    <style:style style:name="T9" style:family="text">
      <style:text-properties fo:font-size="14pt" style:font-name-asian="Times New Roman" style:font-size-asian="14pt" style:font-name-complex="Times New Roman" style:font-size-complex="14pt"/>
    </style:style>
    <style:style style:name="T10" style:family="text">
      <style:text-properties officeooo:rsid="001f76d5" style:font-name-asian="Times New Roman" style:font-name-complex="Times New Roman"/>
    </style:style>
    <style:style style:name="T11" style:family="text">
      <style:text-properties officeooo:rsid="0025b59c"/>
    </style:style>
    <style:style style:name="T12" style:family="text">
      <style:text-properties officeooo:rsid="002d4169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2d4169"/>
    </style:style>
    <style:style style:name="T15" style:family="text">
      <style:text-properties style:font-name="Liberation Serif" officeooo:rsid="002c778f" style:font-size-asian="16pt"/>
    </style:style>
    <style:style style:name="T16" style:family="text">
      <style:text-properties style:font-name="Liberation Serif" officeooo:rsid="002d4169" style:font-size-asian="16pt"/>
    </style:style>
    <style:style style:name="T17" style:family="text">
      <style:text-properties style:font-name="Liberation Serif" officeooo:rsid="00323433"/>
    </style:style>
    <style:style style:name="T18" style:family="text">
      <style:text-properties style:font-name="Liberation Serif" officeooo:rsid="003256f2"/>
    </style:style>
    <style:style style:name="T19" style:family="text">
      <style:text-properties officeooo:rsid="002df71d"/>
    </style:style>
    <style:style style:name="T20" style:family="text">
      <style:text-properties style:text-position="sub 58%" style:font-name="Liberation Serif"/>
    </style:style>
    <style:style style:name="T21" style:family="text">
      <style:text-properties fo:font-size="16pt" style:font-size-asian="14pt" style:font-size-complex="16pt"/>
    </style:style>
    <style:style style:name="T22" style:family="text">
      <style:text-properties officeooo:rsid="002c778f" style:font-size-asian="16pt"/>
    </style:style>
    <style:style style:name="T23" style:family="text">
      <style:text-properties officeooo:rsid="002df71d" style:font-size-asian="16pt"/>
    </style:style>
    <style:style style:name="T24" style:family="text">
      <style:text-properties fo:font-size="12pt" officeooo:rsid="002fed5a" style:font-size-asian="12pt" style:font-size-complex="12pt"/>
    </style:style>
    <style:style style:name="T25" style:family="text">
      <style:text-properties style:text-position="0% 100%"/>
    </style:style>
    <style:style style:name="T26" style:family="text">
      <style:text-properties style:text-position="0% 100%" fo:font-size="16pt"/>
    </style:style>
    <style:style style:name="T27" style:family="text">
      <style:text-properties style:text-position="0% 100%" style:font-name="Liberation Serif"/>
    </style:style>
    <style:style style:name="T28" style:family="text">
      <style:text-properties style:text-position="0% 100%" style:font-name="Liberation Serif" fo:font-size="16pt" style:font-size-asian="16pt" style:font-size-complex="16pt"/>
    </style:style>
    <style:style style:name="T29" style:family="text">
      <style:text-properties style:text-position="0% 100%" style:font-name="Liberation Serif" fo:font-size="16pt" officeooo:rsid="002c778f" style:font-size-asian="16pt" style:font-size-complex="16pt"/>
    </style:style>
    <style:style style:name="T30" style:family="text">
      <style:text-properties style:text-position="0% 100%" style:font-name="Liberation Serif" fo:font-size="16pt" officeooo:rsid="0031939b" style:font-size-asian="16pt" style:font-size-complex="16pt"/>
    </style:style>
    <style:style style:name="T31" style:family="text">
      <style:text-properties style:text-position="0% 100%" style:font-name="Liberation Serif" fo:font-size="12pt" officeooo:rsid="002fed5a" style:font-size-asian="12pt" style:font-size-complex="12pt"/>
    </style:style>
    <style:style style:name="T32" style:family="text">
      <style:text-properties style:text-position="0% 100%" style:font-name="Liberation Serif" officeooo:rsid="00323433"/>
    </style:style>
    <style:style style:name="T33" style:family="text">
      <style:text-properties style:text-position="0% 100%" style:font-name="Liberation Serif" officeooo:rsid="003256f2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fo:font-size="8pt" style:font-size-asian="8pt" style:font-size-complex="8pt"/>
    </style: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1c1c1c" draw:fill-color="#ffffff" draw:textarea-horizontal-align="justify" draw:textarea-vertical-align="middle" draw:auto-grow-height="false" fo:min-height="0.3236in" fo:min-width="0.3638in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1c1c1c" draw:fill-color="#ffffff" draw:textarea-horizontal-align="justify" draw:textarea-vertical-align="middle" draw:auto-grow-height="false" fo:min-height="0.3236in" fo:min-width="0.3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1c1c1c" draw:marker-end="Arrowheads_20_1" draw:fill-color="#ffffff" draw:textarea-horizontal-align="justify" draw:textarea-vertical-align="middle" draw:auto-grow-height="false" fo:min-height="0.3236in" fo:min-width="0.3638in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1c1c1c" draw:marker-end="Arrowheads_20_1" draw:fill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marker-end="Arrowheads_20_1" draw:fill="none" draw:fill-color="#ffffff" fo:min-height="0.2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marker-end="Arrowheads_20_1" draw:fill="none" draw:fill-color="#ffffff" fo:min-height="0.1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marker-end="Arrowheads_20_1" draw:fill="none" draw:fill-color="#ffffff" fo:min-height="0.1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marker-end="Arrowheads_20_1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marker-end="Arrowheads_20_1" draw:fill="none" draw:fill-color="#ffffff" fo:min-height="0.14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<text:span text:style-name="T11">a</text:span>)(x + 7y)(a -5b)<text:span text:style-name="T2">3</text:span></text:p>
      <text:p text:style-name="P3"><draw:line text:anchor-type="paragraph" draw:z-index="1" draw:name="Shape2" draw:style-name="gr2" draw:text-style-name="P40" svg:x1="2.7591in" svg:y1="0.3665in" svg:x2="1.3165in" svg:y2="0.8976in"><text:p/></draw:line><draw:line text:anchor-type="paragraph" draw:z-index="2" draw:name="Shape2" draw:style-name="gr2" draw:text-style-name="P40" svg:x1="4.0244in" svg:y1="0.8976in" svg:x2="2.7591in" svg:y2="0.3665in"><text:p/></draw:line><draw:frame text:anchor-type="paragraph" draw:z-index="0" draw:name="Shape1" draw:style-name="gr1" draw:text-style-name="P39" svg:width="0.1248in" svg:height="0.1925in" svg:x="2.7063in" svg:y="0.2252in"><draw:text-box><text:p>*</text:p></draw:text-box></draw:frame><draw:frame text:anchor-type="paragraph" draw:z-index="3" draw:name="Shape1" draw:style-name="gr3" draw:text-style-name="P41" svg:width="0.1248in" svg:height="0.2886in" svg:x="1.272in" svg:y="0.8291in"><draw:text-box><text:p><text:span text:style-name="T34">+</text:span></text:p></draw:text-box></draw:frame><draw:frame text:anchor-type="paragraph" draw:z-index="4" draw:name="Shape1" draw:style-name="gr3" draw:text-style-name="P41" svg:width="0.1512in" svg:height="0.2886in" svg:x="3.9799in" svg:y="0.8091in"><draw:text-box><text:p><text:span text:style-name="T34">↑</text:span></text:p></draw:text-box></draw:frame><draw:frame text:anchor-type="paragraph" draw:z-index="7" draw:name="Shape1" draw:style-name="gr1" draw:text-style-name="P39" svg:width="0.1248in" svg:height="0.1925in" svg:x="0.7154in" svg:y="1.5083in"><draw:text-box><text:p>x</text:p></draw:text-box></draw:frame><draw:line text:anchor-type="paragraph" draw:z-index="9" draw:name="Shape2" draw:style-name="gr2" draw:text-style-name="P40" svg:x1="1.7858in" svg:y1="1.5598in" svg:x2="1.2193in" svg:y2="1.898in"><text:p/></draw:line><draw:line text:anchor-type="paragraph" draw:z-index="10" draw:name="Shape2" draw:style-name="gr2" draw:text-style-name="P40" svg:x1="1.7862in" svg:y1="1.5598in" svg:x2="2.2465in" svg:y2="1.8799in"><text:p/></draw:line><draw:frame text:anchor-type="paragraph" draw:z-index="8" draw:name="Shape1" draw:style-name="gr1" draw:text-style-name="P39" svg:width="0.1248in" svg:height="0.1925in" svg:x="1.7236in" svg:y="1.4374in"><draw:text-box><text:p>*</text:p></draw:text-box></draw:frame><draw:frame text:anchor-type="paragraph" draw:z-index="11" draw:name="Shape1" draw:style-name="gr1" draw:text-style-name="P39" svg:width="0.1248in" svg:height="0.1925in" svg:x="1.1402in" svg:y="1.898in"><draw:text-box><text:p>7</text:p></draw:text-box></draw:frame><draw:frame text:anchor-type="paragraph" draw:z-index="12" draw:name="Shape1" draw:style-name="gr1" draw:text-style-name="P39" svg:width="0.1248in" svg:height="0.1925in" svg:x="2.1839in" svg:y="1.8799in"><draw:text-box><text:p>y</text:p></draw:text-box></draw:frame><draw:line text:anchor-type="paragraph" draw:z-index="13" draw:name="Shape2" draw:style-name="gr2" draw:text-style-name="P40" svg:x1="4.0594in" svg:y1="1.0972in" svg:x2="3.4929in" svg:y2="1.3638in"><text:p/></draw:line><draw:line text:anchor-type="paragraph" draw:z-index="14" draw:name="Shape2" draw:style-name="gr2" draw:text-style-name="P40" svg:x1="4.0598in" svg:y1="1.0972in" svg:x2="4.5555in" svg:y2="1.3846in"><text:p/></draw:line><draw:frame text:anchor-type="paragraph" draw:z-index="15" draw:name="Shape1" draw:style-name="gr3" draw:text-style-name="P41" svg:width="0.1248in" svg:height="0.2886in" svg:x="3.422in" svg:y="1.2602in"><draw:text-box><text:p><text:span text:style-name="T34">-</text:span></text:p></draw:text-box></draw:frame><draw:line text:anchor-type="paragraph" draw:z-index="16" draw:name="Shape2" draw:style-name="gr2" draw:text-style-name="P40" svg:x1="3.4929in" svg:y1="1.5484in" svg:x2="2.9264in" svg:y2="1.815in"><text:p/></draw:line><draw:line text:anchor-type="paragraph" draw:z-index="17" draw:name="Shape2" draw:style-name="gr2" draw:text-style-name="P40" svg:x1="3.4929in" svg:y1="1.5484in" svg:x2="3.9886in" svg:y2="1.8358in"><text:p/></draw:line><draw:frame text:anchor-type="paragraph" draw:z-index="18" draw:name="Shape1" draw:style-name="gr1" draw:text-style-name="P39" svg:width="0.1248in" svg:height="0.1925in" svg:x="2.8744in" svg:y="1.8626in"><draw:text-box><text:p>a</text:p></draw:text-box></draw:frame><draw:frame text:anchor-type="paragraph" draw:z-index="19" draw:name="Shape1" draw:style-name="gr1" draw:text-style-name="P39" svg:width="0.1248in" svg:height="0.1925in" svg:x="3.928in" svg:y="1.8362in"><draw:text-box><text:p>*</text:p></draw:text-box></draw:frame><draw:line text:anchor-type="paragraph" draw:z-index="20" draw:name="Shape2" draw:style-name="gr2" draw:text-style-name="P40" svg:x1="4.0157in" svg:y1="1.9791in" svg:x2="3.4492in" svg:y2="2.2457in"><text:p/></draw:line><draw:line text:anchor-type="paragraph" draw:z-index="21" draw:name="Shape2" draw:style-name="gr2" draw:text-style-name="P40" svg:x1="4.0161in" svg:y1="1.9791in" svg:x2="4.5118in" svg:y2="2.2665in"><text:p/></draw:line><draw:frame text:anchor-type="paragraph" draw:z-index="23" draw:name="Shape1" draw:style-name="gr1" draw:text-style-name="P39" svg:width="0.1248in" svg:height="0.1925in" svg:x="4.4756in" svg:y="2.2665in"><draw:text-box><text:p>b</text:p></draw:text-box></draw:frame><draw:frame text:anchor-type="paragraph" draw:z-index="22" draw:name="Shape1" draw:style-name="gr1" draw:text-style-name="P39" svg:width="0.1248in" svg:height="0.1925in" svg:x="3.3783in" svg:y="2.2457in"><draw:text-box><text:p>5</text:p></draw:text-box></draw:frame><draw:frame text:anchor-type="paragraph" draw:z-index="24" draw:name="Shape1" draw:style-name="gr1" draw:text-style-name="P39" svg:width="0.1248in" svg:height="0.1925in" svg:x="4.4937in" svg:y="1.4319in"><draw:text-box><text:p>3</text:p></draw:text-box></draw:frame><draw:line text:anchor-type="paragraph" draw:z-index="6" draw:name="Shape2" draw:style-name="gr2" draw:text-style-name="P40" svg:x1="1.3165in" svg:y1="1.1173in" svg:x2="1.7768in" svg:y2="1.4374in"><text:p/></draw:line><draw:line text:anchor-type="paragraph" draw:z-index="5" draw:name="Shape2" draw:style-name="gr2" draw:text-style-name="P40" svg:x1="1.3165in" svg:y1="1.1173in" svg:x2="0.75in" svg:y2="1.4555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0">(a -5b)</text:span><text:span text:style-name="T3">3 </text:span><text:span text:style-name="T9">= </text:span><text:span text:style-name="T10">(a -5b)(a -5b)(a -5b)</text:span></text:p>
      <text:p text:style-name="P4"><draw:frame text:anchor-type="paragraph" draw:z-index="25" draw:name="Shape1" draw:style-name="gr1" draw:text-style-name="P39" svg:width="0.1248in" svg:height="0.1925in" svg:x="1.7591in" svg:y="0.0972in"><draw:text-box><text:p>*</text:p></draw:text-box></draw:frame><draw:frame text:anchor-type="paragraph" draw:z-index="30" draw:name="Shape1" draw:style-name="gr1" draw:text-style-name="P39" svg:width="0.1248in" svg:height="0.1925in" svg:x="3.4583in" svg:y="0.122in"><draw:text-box><text:p>*</text:p></draw:text-box></draw:frame></text:p>
      <text:p text:style-name="P4"><draw:line text:anchor-type="paragraph" draw:z-index="26" draw:name="Shape2" draw:style-name="gr2" draw:text-style-name="P40" svg:x1="1.8043in" svg:y1="0.0346in" svg:x2="0.6972in" svg:y2="0.4602in"><text:p/></draw:line><draw:line text:anchor-type="paragraph" draw:z-index="27" draw:name="Shape2" draw:style-name="gr2" draw:text-style-name="P40" svg:x1="1.8043in" svg:y1="0.0346in" svg:x2="2.6705in" svg:y2="0.4693in"><text:p/></draw:line><draw:line text:anchor-type="paragraph" draw:z-index="28" draw:name="Shape2" draw:style-name="gr2" draw:text-style-name="P40" svg:x1="3.5028in" svg:y1="0.1311in" svg:x2="2.6701in" svg:y2="0.4693in"><text:p/></draw:line><draw:line text:anchor-type="paragraph" draw:z-index="29" draw:name="Shape2" draw:style-name="gr2" draw:text-style-name="P40" svg:x1="3.5028in" svg:y1="0.1228in" svg:x2="4.6354in" svg:y2="0.4693in"><text:p/></draw:line><draw:frame text:anchor-type="paragraph" draw:z-index="31" draw:name="Shape1" draw:style-name="gr3" draw:text-style-name="P41" svg:width="0.1248in" svg:height="0.2886in" svg:x="0.6346in" svg:y="0.3902in"><draw:text-box><text:p><text:span text:style-name="T34">-</text:span></text:p></draw:text-box></draw:frame><draw:frame text:anchor-type="paragraph" draw:z-index="32" draw:name="Shape1" draw:style-name="gr3" draw:text-style-name="P41" svg:width="0.1248in" svg:height="0.2886in" svg:x="4.5902in" svg:y="0.3811in"><draw:text-box><text:p><text:span text:style-name="T34">-</text:span></text:p></draw:text-box></draw:frame><draw:frame text:anchor-type="paragraph" draw:z-index="33" draw:name="Shape1" draw:style-name="gr3" draw:text-style-name="P41" svg:width="0.1248in" svg:height="0.2886in" svg:x="2.6173in" svg:y="0.3638in"><draw:text-box><text:p><text:span text:style-name="T34">-</text:span></text:p></draw:text-box></draw:frame><draw:line text:anchor-type="paragraph" draw:z-index="34" draw:name="Shape2" draw:style-name="gr2" draw:text-style-name="P40" svg:x1="0.6791in" svg:y1="0.6453in" svg:x2="0.1126in" svg:y2="0.9835in"><text:p/></draw:line><draw:line text:anchor-type="paragraph" draw:z-index="35" draw:name="Shape2" draw:style-name="gr2" draw:text-style-name="P40" svg:x1="0.6791in" svg:y1="0.6453in" svg:x2="1.1394in" svg:y2="0.9654in"><text:p/></draw:line><draw:line text:anchor-type="paragraph" draw:z-index="36" draw:name="Shape2" draw:style-name="gr2" draw:text-style-name="P40" svg:x1="2.6618in" svg:y1="0.5835in" svg:x2="2.0953in" svg:y2="0.9217in"><text:p/></draw:line><draw:line text:anchor-type="paragraph" draw:z-index="37" draw:name="Shape2" draw:style-name="gr2" draw:text-style-name="P40" svg:x1="2.6618in" svg:y1="0.5835in" svg:x2="3.122in" svg:y2="0.9035in"><text:p/></draw:line><draw:line text:anchor-type="paragraph" draw:z-index="38" draw:name="Shape2" draw:style-name="gr2" draw:text-style-name="P40" svg:x1="4.6354in" svg:y1="0.6016in" svg:x2="4.0689in" svg:y2="0.9398in"><text:p/></draw:line><draw:line text:anchor-type="paragraph" draw:z-index="39" draw:name="Shape2" draw:style-name="gr2" draw:text-style-name="P40" svg:x1="4.6354in" svg:y1="0.6016in" svg:x2="5.237in" svg:y2="0.9299in"><text:p/></draw:line><draw:frame text:anchor-type="paragraph" draw:z-index="40" draw:name="Shape1" draw:style-name="gr1" draw:text-style-name="P39" svg:width="0.1248in" svg:height="0.1925in" svg:x="0.0516in" svg:y="0.9299in"><draw:text-box><text:p>a</text:p></draw:text-box></draw:frame><draw:frame text:anchor-type="paragraph" draw:z-index="41" draw:name="Shape1" draw:style-name="gr1" draw:text-style-name="P39" svg:width="0.1248in" svg:height="0.1925in" svg:x="1.0689in" svg:y="0.9654in"><draw:text-box><text:p>*</text:p></draw:text-box></draw:frame><draw:frame text:anchor-type="paragraph" draw:z-index="42" draw:name="Shape1" draw:style-name="gr1" draw:text-style-name="P39" svg:width="0.1248in" svg:height="0.1925in" svg:x="3.0591in" svg:y="0.9035in"><draw:text-box><text:p>*</text:p></draw:text-box></draw:frame><draw:frame text:anchor-type="paragraph" draw:z-index="43" draw:name="Shape1" draw:style-name="gr1" draw:text-style-name="P39" svg:width="0.1248in" svg:height="0.1925in" svg:x="5.1571in" svg:y="0.9299in"><draw:text-box><text:p>*</text:p></draw:text-box></draw:frame><draw:frame text:anchor-type="paragraph" draw:z-index="44" draw:name="Shape1" draw:style-name="gr1" draw:text-style-name="P39" svg:width="0.1248in" svg:height="0.1925in" svg:x="2.0953in" svg:y="0.8681in"><draw:text-box><text:p>a</text:p></draw:text-box></draw:frame><draw:frame text:anchor-type="paragraph" draw:z-index="45" draw:name="Shape1" draw:style-name="gr1" draw:text-style-name="P39" svg:width="0.1248in" svg:height="0.1925in" svg:x="4.0165in" svg:y="0.9035in"><draw:text-box><text:p>a</text:p></draw:text-box></draw:frame><draw:line text:anchor-type="paragraph" draw:z-index="46" draw:name="Shape2" draw:style-name="gr2" draw:text-style-name="P40" svg:x1="1.0949in" svg:y1="1.1228in" svg:x2="0.5283in" svg:y2="1.461in"><text:p/></draw:line><draw:line text:anchor-type="paragraph" draw:z-index="47" draw:name="Shape2" draw:style-name="gr2" draw:text-style-name="P40" svg:x1="1.0953in" svg:y1="1.1228in" svg:x2="1.5555in" svg:y2="1.4429in"><text:p/></draw:line><draw:line text:anchor-type="paragraph" draw:z-index="48" draw:name="Shape2" draw:style-name="gr2" draw:text-style-name="P40" svg:x1="3.1039in" svg:y1="1.0791in" svg:x2="2.5374in" svg:y2="1.4173in"><text:p/></draw:line><draw:line text:anchor-type="paragraph" draw:z-index="49" draw:name="Shape2" draw:style-name="gr2" draw:text-style-name="P40" svg:x1="3.1043in" svg:y1="1.0791in" svg:x2="3.5646in" svg:y2="1.3992in"><text:p/></draw:line><draw:line text:anchor-type="paragraph" draw:z-index="50" draw:name="Shape2" draw:style-name="gr2" draw:text-style-name="P40" svg:x1="5.2012in" svg:y1="1.0791in" svg:x2="4.6346in" svg:y2="1.4173in"><text:p/></draw:line><draw:line text:anchor-type="paragraph" draw:z-index="51" draw:name="Shape2" draw:style-name="gr2" draw:text-style-name="P40" svg:x1="5.2016in" svg:y1="1.0791in" svg:x2="5.6618in" svg:y2="1.3992in"><text:p/></draw:line><draw:frame text:anchor-type="paragraph" draw:z-index="52" draw:name="Shape1" draw:style-name="gr1" draw:text-style-name="P39" svg:width="0.1248in" svg:height="0.1925in" svg:x="0.4492in" svg:y="1.461in"><draw:text-box><text:p>5</text:p></draw:text-box></draw:frame><draw:frame text:anchor-type="paragraph" draw:z-index="53" draw:name="Shape1" draw:style-name="gr1" draw:text-style-name="P39" svg:width="0.1248in" svg:height="0.1925in" svg:x="1.5193in" svg:y="1.4429in"><draw:text-box><text:p>b</text:p></draw:text-box></draw:frame><draw:frame text:anchor-type="paragraph" draw:z-index="54" draw:name="Shape1" draw:style-name="gr1" draw:text-style-name="P39" svg:width="0.1248in" svg:height="0.1925in" svg:x="2.4575in" svg:y="1.4173in"><draw:text-box><text:p>5</text:p></draw:text-box></draw:frame><draw:frame text:anchor-type="paragraph" draw:z-index="55" draw:name="Shape1" draw:style-name="gr1" draw:text-style-name="P39" svg:width="0.1248in" svg:height="0.1925in" svg:x="4.5728in" svg:y="1.4173in"><draw:text-box><text:p>5</text:p></draw:text-box></draw:frame><draw:frame text:anchor-type="paragraph" draw:z-index="56" draw:name="Shape1" draw:style-name="gr1" draw:text-style-name="P39" svg:width="0.1248in" svg:height="0.1925in" svg:x="3.5102in" svg:y="1.3992in"><draw:text-box><text:p>b</text:p></draw:text-box></draw:frame><draw:frame text:anchor-type="paragraph" draw:z-index="57" draw:name="Shape1" draw:style-name="gr1" draw:text-style-name="P39" svg:width="0.1248in" svg:height="0.1925in" svg:x="5.5984in" svg:y="1.3992in"><draw:text-box><text:p>b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71" draw:name="Shape1" draw:style-name="gr4" draw:text-style-name="P39" svg:width="0.5587in" svg:height="0.2453in" svg:x="3.6154in" svg:y="0.1366in"><draw:text-box><text:p>Student</text:p></draw:text-box></draw:frame></text:p>
      <text:p text:style-name="P5"><draw:frame text:anchor-type="paragraph" draw:z-index="58" draw:name="Shape1" draw:style-name="gr4" draw:text-style-name="P39" svg:width="0.4476in" svg:height="0.2453in" svg:x="0.5984in" svg:y="0.9354in"><draw:text-box><text:p>Name</text:p></draw:text-box></draw:frame><draw:frame text:anchor-type="paragraph" draw:z-index="59" draw:name="Shape1" draw:style-name="gr4" draw:text-style-name="P39" svg:width="0.9217in" svg:height="0.2453in" svg:x="1.4091in" svg:y="0.9453in"><draw:text-box><text:p>Roll.Number</text:p></draw:text-box></draw:frame><draw:frame text:anchor-type="paragraph" draw:z-index="61" draw:name="Shape1" draw:style-name="gr4" draw:text-style-name="P39" svg:width="0.7807in" svg:height="0.2453in" svg:x="6.3634in" svg:y="0.9354in"><draw:text-box><text:p>Attendance</text:p></draw:text-box></draw:frame><draw:frame text:anchor-type="paragraph" draw:z-index="60" draw:name="Shape1" draw:style-name="gr4" draw:text-style-name="P39" svg:width="0.7807in" svg:height="0.2453in" svg:x="5.2307in" svg:y="0.9543in"><draw:text-box><text:p>Address</text:p></draw:text-box></draw:frame><draw:frame text:anchor-type="paragraph" draw:z-index="62" draw:name="Shape1" draw:style-name="gr4" draw:text-style-name="P39" svg:width="0.428in" svg:height="0.2453in" svg:x="2.6929in" svg:y="0.9453in"><draw:text-box><text:p>Class</text:p></draw:text-box></draw:frame><draw:line text:anchor-type="paragraph" draw:z-index="63" draw:name="Shape2" draw:style-name="gr2" draw:text-style-name="P40" svg:x1="2.9417in" svg:y1="1.1902in" svg:x2="2.0953in" svg:y2="1.5728in"><text:p/></draw:line><draw:line text:anchor-type="paragraph" draw:z-index="64" draw:name="Shape2" draw:style-name="gr2" draw:text-style-name="P40" svg:x1="2.9417in" svg:y1="1.1902in" svg:x2="3.6638in" svg:y2="1.5827in"><text:p/></draw:line><draw:frame text:anchor-type="paragraph" draw:z-index="65" draw:name="Shape1" draw:style-name="gr4" draw:text-style-name="P39" svg:width="0.9217in" svg:height="0.2453in" svg:x="1.5756in" svg:y="1.5728in"><draw:text-box><text:p>Msc Student</text:p></draw:text-box></draw:frame><draw:frame text:anchor-type="paragraph" draw:z-index="66" draw:name="Shape1" draw:style-name="gr4" draw:text-style-name="P39" svg:width="0.8331in" svg:height="0.2453in" svg:x="3.0957in" svg:y="1.5827in"><draw:text-box><text:p>Dcs Student</text:p></draw:text-box></draw:frame><draw:line text:anchor-type="paragraph" draw:z-index="67" draw:name="Shape2" draw:style-name="gr2" draw:text-style-name="P40" svg:x1="5.4118in" svg:y1="1.1508in" svg:x2="4.5654in" svg:y2="1.5335in"><text:p/></draw:line><draw:line text:anchor-type="paragraph" draw:z-index="68" draw:name="Shape2" draw:style-name="gr2" draw:text-style-name="P40" svg:x1="5.4118in" svg:y1="1.1508in" svg:x2="6.222in" svg:y2="1.6024in"><text:p/></draw:line><draw:frame text:anchor-type="paragraph" draw:z-index="69" draw:name="Shape1" draw:style-name="gr4" draw:text-style-name="P39" svg:width="0.7461in" svg:height="0.2453in" svg:x="4.2126in" svg:y="1.5819in"><draw:text-box><text:p>Township</text:p></draw:text-box></draw:frame><draw:frame text:anchor-type="paragraph" draw:z-index="70" draw:name="Shape1" draw:style-name="gr5" draw:text-style-name="P39" svg:width="0.9906in" svg:height="0.2551in" svg:x="5.6339in" svg:y="1.602in"><draw:text-box><text:p>State/Division</text:p></draw:text-box></draw:frame><draw:line text:anchor-type="paragraph" draw:z-index="72" draw:name="Shape2" draw:style-name="gr2" draw:text-style-name="P40" svg:x1="3.8142in" svg:y1="0.1472in" svg:x2="0.8598in" svg:y2="0.9354in"><text:p/></draw:line><draw:line text:anchor-type="paragraph" draw:z-index="73" draw:name="Shape2" draw:style-name="gr2" draw:text-style-name="P40" svg:x1="3.8138in" svg:y1="0.1472in" svg:x2="1.8984in" svg:y2="0.9354in"><text:p/></draw:line><draw:line text:anchor-type="paragraph" draw:z-index="74" draw:name="Shape2" draw:style-name="gr2" draw:text-style-name="P40" svg:x1="3.8138in" svg:y1="0.1472in" svg:x2="2.9283in" svg:y2="0.9453in"><text:p/></draw:line><draw:line text:anchor-type="paragraph" draw:z-index="75" draw:name="Shape2" draw:style-name="gr2" draw:text-style-name="P40" svg:x1="3.8138in" svg:y1="0.1472in" svg:x2="5.3693in" svg:y2="0.9543in"><text:p/></draw:line><draw:line text:anchor-type="paragraph" draw:z-index="76" draw:name="Shape2" draw:style-name="gr2" draw:text-style-name="P40" svg:x1="3.8138in" svg:y1="0.1472in" svg:x2="6.624in" svg:y2="0.9354in"><text:p/></draw:line>(b) <text:s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><draw:custom-shape text:anchor-type="paragraph" draw:z-index="77" draw:name="Shape3" draw:style-name="gr6" draw:text-style-name="P42" svg:width="0.3642in" svg:height="0.324in" svg:x="2.6807in" svg:y="-0.0102in"><text:p text:style-name="P40">5</text:p><draw:enhanced-geometry svg:viewBox="0 0 21600 21600" draw:type="rectangle" draw:enhanced-path="M 0 0 L 21600 0 21600 21600 0 21600 0 0 Z N"/></draw:custom-shape><draw:custom-shape text:anchor-type="paragraph" draw:z-index="78" draw:name="Shape3" draw:style-name="gr7" draw:text-style-name="P42" svg:width="0.3441in" svg:height="0.324in" svg:x="5.8783in" svg:y="-0.0201in"><text:p text:style-name="P40">2</text:p><draw:enhanced-geometry svg:viewBox="0 0 21600 21600" draw:type="rectangle" draw:enhanced-path="M 0 0 L 21600 0 21600 21600 0 21600 0 0 Z N"/></draw:custom-shape><draw:custom-shape text:anchor-type="paragraph" draw:z-index="79" draw:name="Shape3" draw:style-name="gr6" draw:text-style-name="P42" svg:width="0.3642in" svg:height="0.324in" svg:x="2.6898in" svg:y="1.6256in"><text:p text:style-name="P40">1</text:p><draw:enhanced-geometry svg:viewBox="0 0 21600 21600" draw:type="rectangle" draw:enhanced-path="M 0 0 L 21600 0 21600 21600 0 21600 0 0 Z N"/></draw:custom-shape><draw:custom-shape text:anchor-type="paragraph" draw:z-index="80" draw:name="Shape3" draw:style-name="gr8" draw:text-style-name="P42" svg:width="0.3642in" svg:height="0.324in" svg:x="5.8862in" svg:y="2.5189in"><text:p text:style-name="P40">3</text:p><draw:enhanced-geometry svg:viewBox="0 0 21600 21600" draw:type="rectangle" draw:enhanced-path="M 0 0 L 21600 0 21600 21600 0 21600 0 0 Z N"/></draw:custom-shape><draw:custom-shape text:anchor-type="paragraph" draw:z-index="81" draw:name="Shape3" draw:style-name="gr6" draw:text-style-name="P42" svg:width="0.3642in" svg:height="0.324in" svg:x="0.6311in" svg:y="2.4799in"><text:p text:style-name="P40">4</text:p><draw:enhanced-geometry svg:viewBox="0 0 21600 21600" draw:type="rectangle" draw:enhanced-path="M 0 0 L 21600 0 21600 21600 0 21600 0 0 Z N"/></draw:custom-shape><draw:line text:anchor-type="paragraph" draw:z-index="82" draw:name="Shape4" draw:style-name="gr9" draw:text-style-name="P43" svg:x1="3.1236in" svg:y1="0.0866in" svg:x2="5.8783in" svg:y2="0.1059in"><text:p/></draw:line><draw:line text:anchor-type="paragraph" draw:z-index="83" draw:name="Shape4" draw:style-name="gr9" draw:text-style-name="P43" svg:x1="5.6827in" svg:y1="0.2437in" svg:x2="3.0445in" svg:y2="0.2535in"><text:p/></draw:line><draw:line text:anchor-type="paragraph" draw:z-index="84" draw:name="Shape4" draw:style-name="gr9" draw:text-style-name="P43" svg:x1="6.1236in" svg:y1="2.4394in" svg:x2="6.1437in" svg:y2="0.361in"><text:p/></draw:line><draw:line text:anchor-type="paragraph" draw:z-index="85" draw:name="Shape4" draw:style-name="gr9" draw:text-style-name="P43" svg:x1="5.9571in" svg:y1="0.3811in" svg:x2="5.9571in" svg:y2="2.4594in"><text:p/></draw:line><draw:line text:anchor-type="paragraph" draw:z-index="86" draw:name="Shape4" draw:style-name="gr9" draw:text-style-name="P43" svg:x1="2.6142in" svg:y1="0.2728in" svg:x2="0.928in" svg:y2="2.3811in"><text:p/></draw:line><draw:line text:anchor-type="paragraph" draw:z-index="87" draw:name="Shape4" draw:style-name="gr9" draw:text-style-name="P43" svg:x1="1.0846in" svg:y1="2.4984in" svg:x2="2.7591in" svg:y2="0.361in"><text:p/></draw:line><draw:line text:anchor-type="paragraph" draw:z-index="88" draw:name="Shape4" draw:style-name="gr9" draw:text-style-name="P43" svg:x1="2.8398in" svg:y1="0.3134in" svg:x2="2.8398in" svg:y2="1.5772in"><text:p/></draw:line><draw:line text:anchor-type="paragraph" draw:z-index="89" draw:name="Shape4" draw:style-name="gr9" draw:text-style-name="P43" svg:x1="2.8398in" svg:y1="0.3134in" svg:x2="5.8862in" svg:y2="2.5189in"><text:p/></draw:line><draw:line text:anchor-type="paragraph" draw:z-index="90" draw:name="Shape4" draw:style-name="gr9" draw:text-style-name="P43" svg:x1="5.8862in" svg:y1="2.6453in" svg:x2="0.9953in" svg:y2="2.6752in"><text:p/></draw:line><draw:line text:anchor-type="paragraph" draw:z-index="91" draw:name="Shape4" draw:style-name="gr9" draw:text-style-name="P43" svg:x1="2.6898in" svg:y1="1.9492in" svg:x2="1.0035in" svg:y2="2.6449in"><text:p/></draw:line><draw:frame text:anchor-type="paragraph" draw:z-index="92" draw:name="Shape5" draw:style-name="gr10" draw:text-style-name="P39" svg:width="0.598in" svg:height="0.2657in" svg:x="3.1319in" svg:y="1.6839in"><draw:text-box><text:p>Atlanta</text:p></draw:text-box></draw:frame><draw:frame text:anchor-type="paragraph" draw:z-index="93" draw:name="Shape5" draw:style-name="gr10" draw:text-style-name="P39" svg:width="0.848in" svg:height="0.2657in" svg:x="1.8327in" svg:y="0.0075in"><draw:text-box><text:p>Philadelphia</text:p></draw:text-box></draw:frame><draw:frame text:anchor-type="paragraph" draw:z-index="94" draw:name="Shape5" draw:style-name="gr10" draw:text-style-name="P39" svg:width="0.598in" svg:height="0.2657in" svg:x="6.2709in" svg:y="-0.0118in"><draw:text-box><text:p>Boston</text:p></draw:text-box></draw:frame><draw:frame text:anchor-type="paragraph" draw:z-index="95" draw:name="Shape5" draw:style-name="gr10" draw:text-style-name="P39" svg:width="0.598in" svg:height="0.2657in" svg:x="5.9374in" svg:y="2.9193in"><draw:text-box><text:p>Chicago</text:p></draw:text-box></draw:frame><draw:frame text:anchor-type="paragraph" draw:z-index="96" draw:name="Shape5" draw:style-name="gr10" draw:text-style-name="P39" svg:width="0.4953in" svg:height="0.2657in" svg:x="0.6335in" svg:y="2.8799in"><draw:text-box><text:p>Miami</text:p></draw:text-box></draw:frame><text:soft-page-break/>(c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(d)</text:p>
      <text:p text:style-name="P10"><text:span text:style-name="T12">(i)</text:span></text:p>
      <text:p text:style-name="P34">⌊<text:span text:style-name="T12">85⌋<text:tab/><text:tab/>= 85</text:span></text:p>
      <text:p text:style-name="P36">⌊<text:span text:style-name="T12">-8.5</text:span>⌋<text:tab/><text:span text:style-name="T12">= -9</text:span></text:p>
      <text:p text:style-name="P36">⌊<text:span text:style-name="T12">-14</text:span>⌋<text:tab/><text:tab/><text:span text:style-name="T12">= -14</text:span></text:p>
      <text:p text:style-name="P36"><draw:frame text:anchor-type="paragraph" draw:z-index="97" draw:name="Shape6" draw:style-name="gr11" draw:text-style-name="P44" svg:width="0.1469in" svg:height="0.1449in" svg:x="0.6945in" svg:y="0.2354in"><draw:text-box><text:p><text:span text:style-name="T35">3</text:span></text:p></draw:text-box></draw:frame>⌊<text:span text:style-name="T13">√</text:span><text:span text:style-name="T14">20</text:span>⌋<text:tab/><text:span text:style-name="T19">= 4</text:span></text:p>
      <text:p text:style-name="P37">⌊√<text:span text:style-name="T19">35</text:span>⌋<text:tab/><text:span text:style-name="T19">= 3</text:span></text:p>
      <text:p text:style-name="P37">⌊∏⌋<text:tab/><text:tab/><text:span text:style-name="T19">= 3</text:span></text:p>
      <text:p text:style-name="P30"/>
      <text:p text:style-name="P30"/>
      <text:p text:style-name="P11">(ii)</text:p>
      <text:p text:style-name="P35">⌈8.5⌉<text:tab/><text:tab/>= 9</text:p>
      <text:p text:style-name="P38">⌈-8.5⌉<text:tab/>= -8</text:p>
      <text:p text:style-name="P38">⌈-14⌉<text:tab/><text:tab/>= -14</text:p>
      <text:p text:style-name="P38"><draw:frame text:anchor-type="paragraph" draw:z-index="98" draw:name="Shape6" draw:style-name="gr11" draw:text-style-name="P44" svg:width="0.1469in" svg:height="0.1449in" svg:x="0.6839in" svg:y="0.2339in"><draw:text-box><text:p><text:span text:style-name="T35">3</text:span></text:p></draw:text-box></draw:frame>⌈<text:span text:style-name="T15">√</text:span><text:span text:style-name="T16">20</text:span>⌉<text:tab/>= 5</text:p>
      <text:p text:style-name="P38">⌈<text:span text:style-name="T22">√</text:span><text:span text:style-name="T23">35</text:span>⌉<text:tab/>= 4</text:p>
      <text:p text:style-name="P38">⌈<text:span text:style-name="T22">∏</text:span>⌉<text:tab/><text:tab/>= 4</text:p>
      <text:p text:style-name="P38"/>
      <text:p text:style-name="P31">(e)</text:p>
      <text:p text:style-name="P12">(i)</text:p>
      <text:p text:style-name="P20">26 (mod 4) <text:tab/>= 2</text:p>
      <text:p text:style-name="P24">34 (mod 5) <text:tab/>= 4</text:p>
      <text:p text:style-name="P20">2345 (mod 3)<text:tab/>= 2</text:p>
      <text:p text:style-name="P20">494 (mod 11)<text:tab/>= 10</text:p>
      <text:p text:style-name="P24"/>
      <text:p text:style-name="P24"/>
      <text:p text:style-name="P24"/>
      <text:p text:style-name="P12"><text:soft-page-break/>(ii)</text:p>
      <text:p text:style-name="P20">-26 (mod 4) <text:tab/>= -2</text:p>
      <text:p text:style-name="P20">-2345 (mod 5)<text:tab/>= 0</text:p>
      <text:p text:style-name="P24">-371 (mod 7)<text:tab/>= 0</text:p>
      <text:p text:style-name="P24">-39 (mod 3) <text:tab/>= 0</text:p>
      <text:p text:style-name="P24"/>
      <text:p text:style-name="P24"/>
      <text:p text:style-name="P32">(f)</text:p>
      <text:p text:style-name="P13">(i)</text:p>
      <text:p text:style-name="P21"><text:span text:style-name="T26">3</text:span><text:span text:style-name="T4">-4 </text:span><text:span text:style-name="T26">= 1/ 3</text:span><text:span text:style-name="T4">4 </text:span><text:span text:style-name="T26">= 1/81 = 0.0123456</text:span></text:p>
      <text:p text:style-name="P25"><draw:frame text:anchor-type="paragraph" draw:z-index="99" draw:name="Shape7" draw:style-name="gr12" draw:text-style-name="P39" svg:width="0.2551in" svg:height="0.1961in" svg:x="0.4965in" svg:y="0.1429in"><draw:text-box><text:p>7/2</text:p></draw:text-box></draw:frame><text:span text:style-name="T26"/></text:p>
      <text:p text:style-name="P25"><draw:frame text:anchor-type="paragraph" draw:z-index="100" draw:name="Shape8" draw:style-name="gr13" draw:text-style-name="P46" svg:width="0.1087in" svg:height="0.1925in" svg:x="1.1528in" svg:y="0.0055in"><draw:text-box><text:p text:style-name="P45"><text:span text:style-name="T36">2</text:span></text:p></draw:text-box></draw:frame><draw:frame text:anchor-type="paragraph" draw:z-index="101" draw:name="Shape8" draw:style-name="gr14" draw:text-style-name="P46" svg:width="0.1087in" svg:height="0.148in" svg:x="1.6528in" svg:y="0.0047in"><draw:text-box><text:p text:style-name="P45"><text:span text:style-name="T36">2</text:span></text:p></draw:text-box></draw:frame><text:span text:style-name="T26">4 <text:tab/>= <text:s/></text:span><text:span text:style-name="T29">√</text:span><text:span text:style-name="T28">4</text:span><text:span text:style-name="T6">7 </text:span><text:span text:style-name="T28">= </text:span><text:span text:style-name="T29">√</text:span><text:span text:style-name="T28">2</text:span><text:span text:style-name="T6">14 </text:span><text:span text:style-name="T28">= 2</text:span><text:span text:style-name="T7">7 </text:span><text:span text:style-name="T30">= 128</text:span></text:p>
      <text:p text:style-name="P25"><draw:frame text:anchor-type="paragraph" draw:z-index="102" draw:name="Shape7" draw:style-name="gr12" draw:text-style-name="P39" svg:width="0.3441in" svg:height="0.1961in" svg:x="0.5547in" svg:y="0.0827in"><draw:text-box><text:p>-2/3</text:p></draw:text-box></draw:frame><text:span text:style-name="T30"/></text:p>
      <text:p text:style-name="P26"><text:span text:style-name="T28">27<text:tab/>= 0.11111</text:span></text:p>
      <text:p text:style-name="P26"><text:span text:style-name="T28"/></text:p>
      <text:p text:style-name="P14"><text:span text:style-name="T27">(ii)</text:span></text:p>
      <text:p text:style-name="P19"><text:span text:style-name="T27">Let, </text:span></text:p>
      <text:p text:style-name="P22"><text:span text:style-name="T27">log</text:span><text:span text:style-name="T20">2 </text:span><text:span text:style-name="T27">64 <text:tab/>=<text:tab/>y</text:span></text:p>
      <text:p text:style-name="P22"><text:span text:style-name="T27"/></text:p>
      <text:p text:style-name="P22"><text:span text:style-name="T27"><text:tab/>2</text:span><text:span text:style-name="T5">y<text:tab/></text:span><text:span text:style-name="T27">=<text:tab/>64</text:span></text:p>
      <text:p text:style-name="P22"><text:span text:style-name="T27"/></text:p>
      <text:p text:style-name="P22"><text:span text:style-name="T27"><text:tab/>2</text:span><text:span text:style-name="T5">y<text:tab/></text:span><text:span text:style-name="T27">=<text:tab/>2</text:span><text:span text:style-name="T5">6</text:span></text:p>
      <text:p text:style-name="P22"><text:span text:style-name="T5"/></text:p>
      <text:p text:style-name="P27"><text:span text:style-name="T13"><text:tab/>y<text:tab/>=<text:tab/>6</text:span></text:p>
      <text:p text:style-name="P27"><text:span text:style-name="T13"/></text:p>
      <text:p text:style-name="P27"><text:span text:style-name="T13">Ans. 6</text:span></text:p>
      <text:p text:style-name="P27"><text:span text:style-name="T13"/></text:p>
      <text:p text:style-name="P19"><text:span text:style-name="T27">Let, </text:span></text:p>
      <text:p text:style-name="P22"><text:span text:style-name="T27">log</text:span><text:span text:style-name="T20">10 </text:span><text:span text:style-name="T27">0.001 <text:tab/>=<text:tab/>y</text:span></text:p>
      <text:p text:style-name="P22"><text:span text:style-name="T27"/></text:p>
      <text:p text:style-name="P22"><text:span text:style-name="T27"><text:tab/><text:tab/>10</text:span><text:span text:style-name="T5">y<text:tab/></text:span><text:span text:style-name="T27">=<text:tab/>0.001</text:span></text:p>
      <text:p text:style-name="P22"><text:span text:style-name="T27"/></text:p>
      <text:p text:style-name="P22"><text:span text:style-name="T27"><text:tab/><text:tab/>10</text:span><text:span text:style-name="T5">y<text:tab/></text:span><text:span text:style-name="T27">=<text:tab/>10</text:span><text:span text:style-name="T5">-3</text:span></text:p>
      <text:p text:style-name="P22"><text:span text:style-name="T5"/></text:p>
      <text:p text:style-name="P27"><text:span text:style-name="T13"><text:tab/><text:tab/>y<text:tab/>=<text:tab/>-3</text:span></text:p>
      <text:p text:style-name="P27"><text:span text:style-name="T13"/></text:p>
      <text:p text:style-name="P23"><text:span text:style-name="T27">Ans. -3</text:span></text:p>
      <text:p text:style-name="P23"><text:span text:style-name="T31"/></text:p>
      <text:p text:style-name="P23"><text:span text:style-name="T31"/></text:p>
      <text:p text:style-name="P23"><text:span text:style-name="T31"/></text:p>
      <text:p text:style-name="P29"><text:soft-page-break/><text:span text:style-name="T27">Let, </text:span></text:p>
      <text:p text:style-name="P23"><text:span text:style-name="T27">log</text:span><text:span text:style-name="T20">2 </text:span><text:span text:style-name="T32">1/8</text:span><text:span text:style-name="T27"> <text:tab/>=<text:tab/>y</text:span></text:p>
      <text:p text:style-name="P23"><text:span text:style-name="T27"/></text:p>
      <text:p text:style-name="P23"><text:span text:style-name="T27"><text:tab/>2</text:span><text:span text:style-name="T5">y<text:tab/></text:span><text:span text:style-name="T27">=<text:tab/></text:span><text:span text:style-name="T32">1/8</text:span></text:p>
      <text:p text:style-name="P23"><text:span text:style-name="T27"/></text:p>
      <text:p text:style-name="P23"><text:span text:style-name="T27"><text:tab/>2</text:span><text:span text:style-name="T5">y<text:tab/></text:span><text:span text:style-name="T27">=<text:tab/>2</text:span><text:span text:style-name="T8">-3</text:span></text:p>
      <text:p text:style-name="P23"><text:span text:style-name="T5"/></text:p>
      <text:p text:style-name="P28"><text:span text:style-name="T13"><text:tab/>y<text:tab/>=<text:tab/></text:span><text:span text:style-name="T17">-3</text:span></text:p>
      <text:p text:style-name="P28"><text:span text:style-name="T13"/></text:p>
      <text:p text:style-name="P28"><text:span text:style-name="T13">Ans. </text:span><text:span text:style-name="T17">-3</text:span></text:p>
      <text:p text:style-name="P33"><text:span text:style-name="T17"/></text:p>
      <text:p text:style-name="P15"><text:span text:style-name="T17">(</text:span><text:span text:style-name="T13">iii)</text:span></text:p>
      <text:p text:style-name="P17"><text:span text:style-name="T13">⌊</text:span><text:span text:style-name="T18">log 1000000</text:span><text:span text:style-name="T13">⌋<text:tab/><text:tab/></text:span><text:span text:style-name="T14">= <text:tab/></text:span><text:span text:style-name="T18">19</text:span></text:p>
      <text:p text:style-name="P18"><text:span text:style-name="T27">Since 2</text:span><text:span text:style-name="T5">19 </text:span><text:span text:style-name="T27">= 524288 and 2</text:span><text:span text:style-name="T5">20</text:span><text:span text:style-name="T27"> = 1048576</text:span></text:p>
      <text:p text:style-name="P18"><text:span text:style-name="T31"/></text:p>
      <text:p text:style-name="P18">⌈log 0.001⌉<text:tab/>=<text:tab/>-9</text:p>
      <text:p text:style-name="P18">Since 2<text:span text:style-name="T1">-9 </text:span><text:span text:style-name="T25">= 0.001953 and 2</text:span><text:span text:style-name="T1">-20 </text:span><text:span text:style-name="T25">=0.00097</text:span></text:p>
      <text:p text:style-name="P16"><text:span text:style-name="T2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l Bayan" svg:font-family="'Al Bay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rawing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7:44:01.839460000</meta:creation-date>
    <meta:generator>LibreOffice/5.3.3.2$MacOSX_X86_64 LibreOffice_project/3d9a8b4b4e538a85e0782bd6c2d430bafe583448</meta:generator>
    <dc:date>2017-05-26T23:53:17.624296000</dc:date>
    <meta:editing-duration>PT37M49S</meta:editing-duration>
    <meta:editing-cycles>8</meta:editing-cycles>
    <meta:document-statistic meta:table-count="0" meta:image-count="0" meta:object-count="0" meta:page-count="4" meta:paragraph-count="60" meta:word-count="190" meta:character-count="678" meta:non-whitespace-character-count="511"/>
  </office:meta>
</office:document-meta>
</file>